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margin-left="0cm" fo:margin-right="0cm" fo:text-indent="0cm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fo:language="en" fo:country="US" style:font-size-asian="18pt" style:font-size-complex="18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8.6cm" svg:height="2.8cm" svg:x="3.9cm" svg:y="5.8cm">
          <text:p text:style-name="P1"><text:span text:style-name="T1">Phase</text:span></text:p>
          <text:p text:style-name="P1"><text:span text:style-name="T2">Compa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4.7cm" svg:y1="3.2cm" svg:x2="4.7cm" svg:y2="5.8cm">
          <text:p text:style-name="P4"/>
        </draw:line>
        <draw:line draw:style-name="gr2" draw:text-style-name="P3" draw:layer="layout" svg:x1="6.9cm" svg:y1="3.2cm" svg:x2="6.9cm" svg:y2="5.8cm">
          <text:p text:style-name="P4"/>
        </draw:line>
        <draw:frame draw:style-name="gr3" draw:text-style-name="P5" draw:layer="layout" svg:width="0.921cm" svg:height="0.725cm" svg:x="4.415cm" svg:y="2.6cm">
          <draw:text-box>
            <text:p text:style-name="P4"><text:span text:style-name="T3">W</text:span></text:p>
          </draw:text-box>
        </draw:frame>
        <draw:frame draw:style-name="gr3" draw:layer="layout" svg:width="1.086cm" svg:height="0.962cm" svg:x="6.5cm" svg:y="2.4cm">
          <draw:text-box>
            <text:p text:style-name="P4">jw</text:p>
          </draw:text-box>
        </draw:frame>
        <draw:custom-shape draw:style-name="gr1" draw:text-style-name="P6" draw:id="id2" draw:layer="layout" svg:width="2.8cm" svg:height="2.8cm" svg:x="14.5cm" svg:y="5.8cm">
          <text:p text:style-name="P1"><text:span text:style-name="T3">Sin / Cos</text:span></text:p>
          <text:p text:style-name="P1"><text:span text:style-name="T3">Look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8.2cm" svg:y1="8.6cm" svg:x2="8.194cm" svg:y2="11.252cm" draw:start-shape="id1" draw:start-glue-point="2" svg:d="m8200 8600-6 2652">
          <text:p text:style-name="P4"/>
        </draw:connector>
        <draw:connector draw:style-name="gr2" draw:text-style-name="P3" draw:layer="layout" draw:type="line" svg:x1="14.5cm" svg:y1="7.2cm" svg:x2="12.5cm" svg:y2="7.2cm" draw:start-shape="id2" draw:start-glue-point="3" draw:end-shape="id1" draw:end-glue-point="1" svg:d="m14500 7200h-2000">
          <text:p text:style-name="P4"/>
        </draw:connector>
        <draw:frame draw:style-name="gr3" draw:layer="layout" svg:width="3.457cm" svg:height="0.962cm" svg:x="3.943cm" svg:y="1.6cm">
          <draw:text-box>
            <text:p text:style-name="P4">A Channel</text:p>
          </draw:text-box>
        </draw:frame>
        <draw:line draw:style-name="gr2" draw:text-style-name="P3" draw:layer="layout" svg:x1="9.4cm" svg:y1="3.2cm" svg:x2="9.4cm" svg:y2="5.8cm">
          <text:p text:style-name="P4"/>
        </draw:line>
        <draw:line draw:style-name="gr2" draw:text-style-name="P3" draw:layer="layout" svg:x1="11.5cm" svg:y1="3.2cm" svg:x2="11.5cm" svg:y2="5.8cm">
          <text:p text:style-name="P4"/>
        </draw:line>
        <draw:frame draw:style-name="gr3" draw:layer="layout" svg:width="0.947cm" svg:height="0.962cm" svg:x="9.053cm" svg:y="2.4cm">
          <draw:text-box>
            <text:p text:style-name="P4">w</text:p>
          </draw:text-box>
        </draw:frame>
        <draw:frame draw:style-name="gr3" draw:layer="layout" svg:width="1.086cm" svg:height="0.962cm" svg:x="11.014cm" svg:y="2.4cm">
          <draw:text-box>
            <text:p text:style-name="P4">jw</text:p>
          </draw:text-box>
        </draw:frame>
        <draw:frame draw:style-name="gr3" draw:layer="layout" svg:width="3.457cm" svg:height="0.962cm" svg:x="8.8cm" svg:y="1.6cm">
          <draw:text-box>
            <text:p text:style-name="P4">B Channel</text:p>
          </draw:text-box>
        </draw:frame>
        <draw:frame draw:style-name="gr3" draw:text-style-name="P7" draw:layer="layout" svg:width="5.76cm" svg:height="0.725cm" svg:x="5.34cm" svg:y="11.6cm">
          <draw:text-box>
            <text:p text:style-name="P4"><text:span text:style-name="T1">Power Amplitude - </text:span><text:span text:style-name="T2">Direc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10-12-28T15:49:39</meta:creation-date>
    <dc:date>2011-01-05T13:31:14</dc:date>
    <meta:editing-cycles>3</meta:editing-cycles>
    <meta:editing-duration>PT49M16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